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2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3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8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T1" style:family="text">
      <style:text-properties fo:color="#000000" style:font-name="Tahoma" style:font-name-complex="Tahoma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language="es" fo:country="A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$n_juzgado</text:p>
      <text:p text:style-name="P3">ADJUNTA CONSTANCIA DE APERTURA DE CUENTA Y CBU.-</text:p>
      <text:p text:style-name="P3"/>
      <text:p text:style-name="P4">Señor Juez:</text:p>
      <text:p text:style-name="P12"><text:span text:style-name="T1">$abogado_descripcion</text:span><text:span text:style-name="T2">, en mi carácter de apoderado de </text:span><text:span text:style-name="T1">$nombre_empresa</text:span><text:span text:style-name="T2">, con el domicilio constituido en autos en calle 48 Nº 726, 5º Piso <text:s/>de La Plata,</text:span><text:span text:style-name="T5"> en los autos caratulados “</text:span><text:span text:style-name="T1">$nombre_empresa</text:span><text:span text:style-name="T2"> c/</text:span><text:span text:style-name="T5"> <text:s text:c="16"/></text:span><text:span text:style-name="T1">$nombreCliente</text:span><text:span text:style-name="T4"> </text:span><text:span text:style-name="T2">s/ Cobro Ejecutivo” </text:span><text:span text:style-name="T4">a V. S. digo:</text:span></text:p>
      <text:p text:style-name="P5"/>
      <text:p text:style-name="P8"/>
      <text:p text:style-name="P7"><text:span text:style-name="T6">I.- OBJETO</text:span></text:p>
      <text:p text:style-name="P7"><text:span text:style-name="T7">Que por el presente acompaño constancia de apertura de cuenta y CBU, <text:s/></text:span><text:span text:style-name="T3">solicitando se tenga presente.</text:span></text:p>
      <text:p text:style-name="P9"/>
      <text:p text:style-name="P6">PROVEER DE CONFORMIDAD</text:p>
      <text:p text:style-name="P6">SERA JUSTICIA</text:p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8-15T18:05:00</meta:creation-date>
    <dc:creator>silvia</dc:creator>
    <dc:date>2012-08-15T18:05:00</dc:date>
    <meta:print-date>2012-03-21T20:22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73" meta:character-count="473"/>
    <meta:generator>OpenOffice.org/3.3$Win32 OpenOffice.org_project/330m20$Build-9567</meta:generator>
  </office:meta>
</office:document-meta>
</file>